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090">
            <text:p>A00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000.0">
            <text:p>46000.0</text:p>
          </table:table-cell>
          <table:table-cell office:value-type="float" office:value="5000.0">
            <text:p>5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6.70000000000002">
            <text:p>-76.70000000000002</text:p>
          </table:table-cell>
          <table:table-cell office:value-type="float" office:value="15.599999999999994">
            <text:p>15.599999999999994</text:p>
          </table:table-cell>
          <table:table-cell office:value-type="float" office:value="15.599999999999994">
            <text:p>15.599999999999994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0 ">
            <text:p>KM-2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00.0">
            <text:p>51300.0</text:p>
          </table:table-cell>
          <table:table-cell office:value-type="float" office:value="600.0">
            <text:p>6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4.92">
            <text:p>-94.92</text:p>
          </table:table-cell>
          <table:table-cell office:value-type="float" office:value="6.450000000000003">
            <text:p>6.450000000000003</text:p>
          </table:table-cell>
          <table:table-cell office:value-type="float" office:value="6.450000000000003">
            <text:p>6.450000000000003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1 ">
            <text:p>KM-2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000.0">
            <text:p>65000.0</text:p>
          </table:table-cell>
          <table:table-cell office:value-type="float" office:value="900.0">
            <text:p>900.0</text:p>
          </table:table-cell>
          <table:table-cell office:value-type="string" office:value="Favidae               ">
            <text:p>Favidae  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3.09">
            <text:p>-93.09</text:p>
          </table:table-cell>
          <table:table-cell office:value-type="float" office:value="8.480000000000018">
            <text:p>8.480000000000018</text:p>
          </table:table-cell>
          <table:table-cell office:value-type="float" office:value="8.480000000000018">
            <text:p>8.48000000000001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3 ">
            <text:p>KM-2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0.0">
            <text:p>63700.0</text:p>
          </table:table-cell>
          <table:table-cell office:value-type="float" office:value="900.0">
            <text:p>9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5.23000000000003">
            <text:p>-105.23000000000003</text:p>
          </table:table-cell>
          <table:table-cell office:value-type="float" office:value="8.350000000000009">
            <text:p>8.350000000000009</text:p>
          </table:table-cell>
          <table:table-cell office:value-type="float" office:value="8.350000000000009">
            <text:p>8.350000000000009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7 ">
            <text:p>KM-2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500.0">
            <text:p>56500.0</text:p>
          </table:table-cell>
          <table:table-cell office:value-type="float" office:value="800.0">
            <text:p>8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38000000000002">
            <text:p>-101.38000000000002</text:p>
          </table:table-cell>
          <table:table-cell office:value-type="float" office:value="7.409999999999997">
            <text:p>7.409999999999997</text:p>
          </table:table-cell>
          <table:table-cell office:value-type="float" office:value="7.409999999999997">
            <text:p>7.40999999999999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7">
            <text:p>KS-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0.0">
            <text:p>61000.0</text:p>
          </table:table-cell>
          <table:table-cell office:value-type="float" office:value="1000.0">
            <text:p>1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3.30000000000001">
            <text:p>-123.30000000000001</text:p>
          </table:table-cell>
          <table:table-cell office:value-type="float" office:value="8.300000000000011">
            <text:p>8.300000000000011</text:p>
          </table:table-cell>
          <table:table-cell office:value-type="float" office:value="8.300000000000011">
            <text:p>8.300000000000011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4">
            <text:p>KS-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500.0">
            <text:p>64500.0</text:p>
          </table:table-cell>
          <table:table-cell office:value-type="float" office:value="1000.0">
            <text:p>1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2.0">
            <text:p>-132.0</text:p>
          </table:table-cell>
          <table:table-cell office:value-type="float" office:value="8.650000000000006">
            <text:p>8.650000000000006</text:p>
          </table:table-cell>
          <table:table-cell office:value-type="float" office:value="8.650000000000006">
            <text:p>8.65000000000000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 ">
            <text:p>KS-56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0.64">
            <text:p>-80.64</text:p>
          </table:table-cell>
          <table:table-cell office:value-type="float" office:value="10.252321688281144">
            <text:p>10.252321688281144</text:p>
          </table:table-cell>
          <table:table-cell office:value-type="float" office:value="10.252321688281144">
            <text:p>10.252321688281144</text:p>
          </table:table-cell>
          <table:table-cell office:value-type="string" office:value="SasakiEtal2004,OmuraEtal2000">
            <text:p>SasakiEtal2004,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9 ">
            <text:p>KM-19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800.0">
            <text:p>61800.0</text:p>
          </table:table-cell>
          <table:table-cell office:value-type="float" office:value="1600.0">
            <text:p>1600.0</text:p>
          </table:table-cell>
          <table:table-cell office:value-type="string" office:value="Favia pallida         ">
            <text:p>Favia pallida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6.12">
            <text:p>-116.12</text:p>
          </table:table-cell>
          <table:table-cell office:value-type="float" office:value="9.700000000000017">
            <text:p>9.700000000000017</text:p>
          </table:table-cell>
          <table:table-cell office:value-type="float" office:value="9.700000000000017">
            <text:p>9.70000000000001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 ">
            <text:p>KS-6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5.66">
            <text:p>-105.66</text:p>
          </table:table-cell>
          <table:table-cell office:value-type="float" office:value="8.286132994346644">
            <text:p>8.286132994346644</text:p>
          </table:table-cell>
          <table:table-cell office:value-type="float" office:value="8.286132994346644">
            <text:p>8.286132994346644</text:p>
          </table:table-cell>
          <table:table-cell office:value-type="string" office:value="SasakiEtal2004,OmuraEtal2000">
            <text:p>SasakiEtal2004,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8">
            <text:p>OA0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5.20000000000002">
            <text:p>-95.20000000000002</text:p>
          </table:table-cell>
          <table:table-cell office:value-type="float" office:value="9.900000000000006">
            <text:p>9.900000000000006</text:p>
          </table:table-cell>
          <table:table-cell office:value-type="float" office:value="9.900000000000006">
            <text:p>9.90000000000000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5">
            <text:p>OA0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000.0">
            <text:p>38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8.80000000000001">
            <text:p>-58.80000000000001</text:p>
          </table:table-cell>
          <table:table-cell office:value-type="float" office:value="8.200000000000003">
            <text:p>8.200000000000003</text:p>
          </table:table-cell>
          <table:table-cell office:value-type="float" office:value="8.200000000000003">
            <text:p>8.200000000000003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0">
            <text:p>OA0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9.0">
            <text:p>-79.0</text:p>
          </table:table-cell>
          <table:table-cell office:value-type="float" office:value="9.800000000000011">
            <text:p>9.800000000000011</text:p>
          </table:table-cell>
          <table:table-cell office:value-type="float" office:value="9.800000000000011">
            <text:p>9.800000000000011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1">
            <text:p>OA0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000.0">
            <text:p>39000.0</text:p>
          </table:table-cell>
          <table:table-cell office:value-type="float" office:value="2000.0">
            <text:p>2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8.00000000000001">
            <text:p>-58.00000000000001</text:p>
          </table:table-cell>
          <table:table-cell office:value-type="float" office:value="8.300000000000004">
            <text:p>8.300000000000004</text:p>
          </table:table-cell>
          <table:table-cell office:value-type="float" office:value="8.300000000000004">
            <text:p>8.30000000000000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2">
            <text:p>OA0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4000.0">
            <text:p>4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9.2">
            <text:p>-79.2</text:p>
          </table:table-cell>
          <table:table-cell office:value-type="float" office:value="14.200000000000003">
            <text:p>14.200000000000003</text:p>
          </table:table-cell>
          <table:table-cell office:value-type="float" office:value="14.200000000000003">
            <text:p>14.200000000000003</text:p>
          </table:table-cell>
          <table:table-cell office:value-type="string" office:value="OmuraEtal2000,OmuraKonishi1970">
            <text:p>OmuraEtal2000,OmuraKonishi197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5">
            <text:p>OA0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000.0">
            <text:p>43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7.9">
            <text:p>-67.9</text:p>
          </table:table-cell>
          <table:table-cell office:value-type="float" office:value="10.900000000000006">
            <text:p>10.900000000000006</text:p>
          </table:table-cell>
          <table:table-cell office:value-type="float" office:value="10.900000000000006">
            <text:p>10.90000000000000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8">
            <text:p>OA07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0.20000000000001">
            <text:p>-60.20000000000001</text:p>
          </table:table-cell>
          <table:table-cell office:value-type="float" office:value="9.399999999999999">
            <text:p>9.399999999999999</text:p>
          </table:table-cell>
          <table:table-cell office:value-type="float" office:value="9.399999999999999">
            <text:p>9.399999999999999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7">
            <text:p>OA0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000.0">
            <text:p>42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4.70000000000002">
            <text:p>-64.70000000000002</text:p>
          </table:table-cell>
          <table:table-cell office:value-type="float" office:value="10.799999999999997">
            <text:p>10.799999999999997</text:p>
          </table:table-cell>
          <table:table-cell office:value-type="float" office:value="10.799999999999997">
            <text:p>10.799999999999997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1">
            <text:p>OA1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3000.0">
            <text:p>3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0.30000000000001">
            <text:p>-100.30000000000001</text:p>
          </table:table-cell>
          <table:table-cell office:value-type="float" office:value="11.600000000000009">
            <text:p>11.600000000000009</text:p>
          </table:table-cell>
          <table:table-cell office:value-type="float" office:value="11.600000000000009">
            <text:p>11.600000000000009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7 ">
            <text:p>KM-1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300.0">
            <text:p>54300.0</text:p>
          </table:table-cell>
          <table:table-cell office:value-type="float" office:value="700.0">
            <text:p>7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53">
            <text:p>-101.53</text:p>
          </table:table-cell>
          <table:table-cell office:value-type="float" office:value="6.970000000000013">
            <text:p>6.970000000000013</text:p>
          </table:table-cell>
          <table:table-cell office:value-type="float" office:value="6.970000000000013">
            <text:p>6.970000000000013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4 ">
            <text:p>KM-1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100.0">
            <text:p>56100.0</text:p>
          </table:table-cell>
          <table:table-cell office:value-type="float" office:value="900.0">
            <text:p>9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0.51000000000002">
            <text:p>-100.51000000000002</text:p>
          </table:table-cell>
          <table:table-cell office:value-type="float" office:value="7.590000000000003">
            <text:p>7.590000000000003</text:p>
          </table:table-cell>
          <table:table-cell office:value-type="float" office:value="7.590000000000003">
            <text:p>7.590000000000003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247">
            <text:p>A02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000.0">
            <text:p>45000.0</text:p>
          </table:table-cell>
          <table:table-cell office:value-type="float" office:value="2000.0">
            <text:p>20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4.2">
            <text:p>-74.2</text:p>
          </table:table-cell>
          <table:table-cell office:value-type="float" office:value="8.900000000000006">
            <text:p>8.900000000000006</text:p>
          </table:table-cell>
          <table:table-cell office:value-type="float" office:value="8.900000000000006">
            <text:p>8.900000000000006</text:p>
          </table:table-cell>
          <table:table-cell office:value-type="string" office:value="OmuraEtal2000,Omura1988">
            <text:p>OmuraEtal2000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354">
            <text:p>A03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400.0">
            <text:p>60400.0</text:p>
          </table:table-cell>
          <table:table-cell office:value-type="float" office:value="1600.0">
            <text:p>16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3.04000000000002">
            <text:p>-93.04000000000002</text:p>
          </table:table-cell>
          <table:table-cell office:value-type="float" office:value="9.560000000000002">
            <text:p>9.560000000000002</text:p>
          </table:table-cell>
          <table:table-cell office:value-type="float" office:value="9.560000000000002">
            <text:p>9.560000000000002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446">
            <text:p>A04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100.0">
            <text:p>49100.0</text:p>
          </table:table-cell>
          <table:table-cell office:value-type="float" office:value="600.0">
            <text:p>6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08000000000001">
            <text:p>-90.08000000000001</text:p>
          </table:table-cell>
          <table:table-cell office:value-type="float" office:value="6.230000000000004">
            <text:p>6.230000000000004</text:p>
          </table:table-cell>
          <table:table-cell office:value-type="float" office:value="6.230000000000004">
            <text:p>6.23000000000000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88">
            <text:p>AO0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3000.0">
            <text:p>3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7.50000000000001">
            <text:p>-87.50000000000001</text:p>
          </table:table-cell>
          <table:table-cell office:value-type="float" office:value="11.700000000000003">
            <text:p>11.700000000000003</text:p>
          </table:table-cell>
          <table:table-cell office:value-type="float" office:value="11.700000000000003">
            <text:p>11.700000000000003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1">
            <text:p>AO0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4000.0">
            <text:p>40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7.60000000000001">
            <text:p>-87.60000000000001</text:p>
          </table:table-cell>
          <table:table-cell office:value-type="float" office:value="13.900000000000006">
            <text:p>13.900000000000006</text:p>
          </table:table-cell>
          <table:table-cell office:value-type="float" office:value="13.900000000000006">
            <text:p>13.900000000000006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2">
            <text:p>AO09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4000.0">
            <text:p>4000.0</text:p>
          </table:table-cell>
          <table:table-cell office:value-type="string" office:value="Galaxea">
            <text:p>Galax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60000000000001">
            <text:p>-70.60000000000001</text:p>
          </table:table-cell>
          <table:table-cell office:value-type="float" office:value="12.900000000000006">
            <text:p>12.900000000000006</text:p>
          </table:table-cell>
          <table:table-cell office:value-type="float" office:value="12.900000000000006">
            <text:p>12.900000000000006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152">
            <text:p>AO1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6.20000000000002">
            <text:p>-96.20000000000002</text:p>
          </table:table-cell>
          <table:table-cell office:value-type="float" office:value="9.900000000000006">
            <text:p>9.900000000000006</text:p>
          </table:table-cell>
          <table:table-cell office:value-type="float" office:value="9.900000000000006">
            <text:p>9.900000000000006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5 ">
            <text:p>KM-1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0.0">
            <text:p>62400.0</text:p>
          </table:table-cell>
          <table:table-cell office:value-type="float" office:value="800.0">
            <text:p>800.0</text:p>
          </table:table-cell>
          <table:table-cell office:value-type="string" office:value="Goniastrea sp.        ">
            <text:p>Goni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6.86000000000001">
            <text:p>-96.86000000000001</text:p>
          </table:table-cell>
          <table:table-cell office:value-type="float" office:value="10.965856099730654">
            <text:p>10.965856099730654</text:p>
          </table:table-cell>
          <table:table-cell office:value-type="float" office:value="10.965856099730654">
            <text:p>10.965856099730654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0">
            <text:p>AO3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200.0">
            <text:p>58200.0</text:p>
          </table:table-cell>
          <table:table-cell office:value-type="float" office:value="1700.0">
            <text:p>17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3.21000000000002">
            <text:p>-113.21000000000002</text:p>
          </table:table-cell>
          <table:table-cell office:value-type="float" office:value="9.560000000000016">
            <text:p>9.560000000000016</text:p>
          </table:table-cell>
          <table:table-cell office:value-type="float" office:value="9.560000000000016">
            <text:p>9.56000000000001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4">
            <text:p>DT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7300.0">
            <text:p>473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6.13">
            <text:p>-86.13</text:p>
          </table:table-cell>
          <table:table-cell office:value-type="float" office:value="6.27000000000001">
            <text:p>6.27000000000001</text:p>
          </table:table-cell>
          <table:table-cell office:value-type="float" office:value="6.27000000000001">
            <text:p>6.27000000000001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5">
            <text:p>DT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700.0">
            <text:p>7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0.27000000000001">
            <text:p>-80.27000000000001</text:p>
          </table:table-cell>
          <table:table-cell office:value-type="float" office:value="6.640000000000015">
            <text:p>6.640000000000015</text:p>
          </table:table-cell>
          <table:table-cell office:value-type="float" office:value="6.640000000000015">
            <text:p>6.64000000000001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7">
            <text:p>DT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800.0">
            <text:p>50800.0</text:p>
          </table:table-cell>
          <table:table-cell office:value-type="float" office:value="800.0">
            <text:p>8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9.84">
            <text:p>-79.84</text:p>
          </table:table-cell>
          <table:table-cell office:value-type="float" office:value="6.840000000000003">
            <text:p>6.840000000000003</text:p>
          </table:table-cell>
          <table:table-cell office:value-type="float" office:value="6.840000000000003">
            <text:p>6.84000000000000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 ">
            <text:p>KM-0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orea curta     ">
            <text:p>Montastorea curt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4.23000000000002">
            <text:p>-114.23000000000002</text:p>
          </table:table-cell>
          <table:table-cell office:value-type="float" office:value="8.099999999999994">
            <text:p>8.099999999999994</text:p>
          </table:table-cell>
          <table:table-cell office:value-type="float" office:value="8.099999999999994">
            <text:p>8.099999999999994</text:p>
          </table:table-cell>
          <table:table-cell office:value-type="string" office:value="SasakiEtal2004,OmuraEtal2000">
            <text:p>SasakiEtal2004,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 ">
            <text:p>KM-0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0.73000000000002">
            <text:p>-80.73000000000002</text:p>
          </table:table-cell>
          <table:table-cell office:value-type="float" office:value="8.600000000000023">
            <text:p>8.600000000000023</text:p>
          </table:table-cell>
          <table:table-cell office:value-type="float" office:value="8.600000000000023">
            <text:p>8.600000000000023</text:p>
          </table:table-cell>
          <table:table-cell office:value-type="string" office:value="SasakiEtal2004,OmuraEtal2000">
            <text:p>SasakiEtal2004,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 ">
            <text:p>KM-0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1000.0">
            <text:p>10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1.82">
            <text:p>-131.82</text:p>
          </table:table-cell>
          <table:table-cell office:value-type="float" office:value="8.960000000000008">
            <text:p>8.960000000000008</text:p>
          </table:table-cell>
          <table:table-cell office:value-type="float" office:value="8.960000000000008">
            <text:p>8.96000000000000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3 ">
            <text:p>KM-1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900.0">
            <text:p>74900.0</text:p>
          </table:table-cell>
          <table:table-cell office:value-type="float" office:value="900.0">
            <text:p>900.0</text:p>
          </table:table-cell>
          <table:table-cell office:value-type="string" office:value="Favia speciosa        ">
            <text:p>Favia speciosa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7.87000000000003">
            <text:p>-107.87000000000003</text:p>
          </table:table-cell>
          <table:table-cell office:value-type="float" office:value="9.470000000000027">
            <text:p>9.470000000000027</text:p>
          </table:table-cell>
          <table:table-cell office:value-type="float" office:value="9.470000000000027">
            <text:p>9.47000000000002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 ">
            <text:p>AO35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 sp.        ">
            <text:p>Cyph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36000000000001">
            <text:p>-84.36000000000001</text:p>
          </table:table-cell>
          <table:table-cell office:value-type="float" office:value="11.180000000000007">
            <text:p>11.180000000000007</text:p>
          </table:table-cell>
          <table:table-cell office:value-type="float" office:value="11.180000000000007">
            <text:p>11.180000000000007</text:p>
          </table:table-cell>
          <table:table-cell office:value-type="string" office:value="SasakiEtal2004,OmuraEtal2000">
            <text:p>SasakiEtal2004,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2">
            <text:p>OA1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2.4">
            <text:p>-102.4</text:p>
          </table:table-cell>
          <table:table-cell office:value-type="float" office:value="9.500000000000014">
            <text:p>9.500000000000014</text:p>
          </table:table-cell>
          <table:table-cell office:value-type="float" office:value="9.500000000000014">
            <text:p>9.500000000000014</text:p>
          </table:table-cell>
          <table:table-cell office:value-type="string" office:value="OmuraEtal2000,KonishiEtal1974">
            <text:p>OmuraEtal2000,KonishiEtal19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